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1.773958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33375cm" style:use-optimal-column-width="true"/>
    </style:style>
    <style:style style:name="co4" style:family="table-column">
      <style:table-column-properties fo:break-before="auto" style:column-width="12.1708333333333cm" style:use-optimal-column-width="true"/>
    </style:style>
    <style:style style:name="co5" style:family="table-column">
      <style:table-column-properties fo:break-before="auto" style:column-width="6.746875cm" style:use-optimal-column-width="true"/>
    </style:style>
    <style:style style:name="co6" style:family="table-column">
      <style:table-column-properties fo:break-before="auto" style:column-width="3.91583333333333cm" style:use-optimal-column-width="true"/>
    </style:style>
    <style:style style:name="co7" style:family="table-column">
      <style:table-column-properties fo:break-before="auto" style:column-width="6.614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ut-artix7-a12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<text:s/>Quantity</text:p>
          </table:table-cell>
          <table:table-cell office:value-type="string" table:style-name="ce1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<text:s/>Description</text:p>
          </table:table-cell>
          <table:table-cell office:value-type="string" table:style-name="ce2">
            <text:p><text:s/>MPN</text:p>
          </table:table-cell>
          <table:table-cell office:value-type="string" table:style-name="ce1">
            <text:p><text:s/>Manufactur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12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n7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CAP CER 4700PF 10V X7R 0603</text:p>
          </table:table-cell>
          <table:table-cell office:value-type="float" office:value="885012206012" table:style-name="ce2">
            <text:p>885012206012</text:p>
          </table:table-cell>
          <table:table-cell office:value-type="string" table:style-name="ce1">
            <text:p>WÃ¼rth Elektroni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15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u2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CAP CER 2.2UF 6.3V X7R 0805</text:p>
          </table:table-cell>
          <table:table-cell office:value-type="float" office:value="885012207001" table:style-name="ce2">
            <text:p>885012207001</text:p>
          </table:table-cell>
          <table:table-cell office:value-type="string" table:style-name="ce1">
            <text:p>WÃ¼rth Elektroni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17 C21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2uF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CAP CER 22UF 6.3V X5R 0805</text:p>
          </table:table-cell>
          <table:table-cell office:value-type="string" table:style-name="ce2">
            <text:p>CL21A226KQCLRNC</text:p>
          </table:table-cell>
          <table:table-cell office:value-type="string" table:style-name="ce1">
            <text:p>Samsung Electro-Mechani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18 C19 C20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0pF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CAP CER 0603 20PF 10V ULTRA STAB</text:p>
          </table:table-cell>
          <table:table-cell office:value-type="string" table:style-name="ce2">
            <text:p>C0603C200G8HAC7867</text:p>
          </table:table-cell>
          <table:table-cell office:value-type="string" table:style-name="ce1">
            <text:p>KEM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1 C2 C3 C4 C5 C9 C11 C13 C14 C16 C24 C54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CAP CER 0.1UF 6.3V X7R 0603</text:p>
          </table:table-cell>
          <table:table-cell office:value-type="string" table:style-name="ce2">
            <text:p>06036C104KAT4A</text:p>
          </table:table-cell>
          <table:table-cell office:value-type="string" table:style-name="ce1">
            <text:p>AVX Corpor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25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0uF</text:p>
          </table:table-cell>
          <table:table-cell office:value-type="string" table:style-name="ce1">
            <text:p>Capacitor_SMD:C_1210_3225Metric_Pad1.33x2.70mm_HandSolder</text:p>
          </table:table-cell>
          <table:table-cell office:value-type="string" table:style-name="ce1">
            <text:p>CAP CER 100UF 6.3V X5R 1210</text:p>
          </table:table-cell>
          <table:table-cell office:value-type="string" table:style-name="ce2">
            <text:p>JMK325ABJ107MM-P</text:p>
          </table:table-cell>
          <table:table-cell office:value-type="string" table:style-name="ce1">
            <text:p>Taiyo Yude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26 C27 C35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7uF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CAP CER 47UF 6.3V X5R 0603</text:p>
          </table:table-cell>
          <table:table-cell office:value-type="string" table:style-name="ce2">
            <text:p>06036D476MAT2A</text:p>
          </table:table-cell>
          <table:table-cell office:value-type="string" table:style-name="ce1">
            <text:p>AVX Corpor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28 C29 C36 C37 C38 C39 C40 C41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7uF</text:p>
          </table:table-cell>
          <table:table-cell office:value-type="string" table:style-name="ce1">
            <text:p>Capacitor_SMD:C_0402_1005Metric_Pad0.74x0.62mm_HandSolder</text:p>
          </table:table-cell>
          <table:table-cell office:value-type="string" table:style-name="ce1">
            <text:p>CAP CER 4.7UF 6.3V X5R 0402</text:p>
          </table:table-cell>
          <table:table-cell office:value-type="string" table:style-name="ce2">
            <text:p>GRM155R60J475ME87J</text:p>
          </table:table-cell>
          <table:table-cell office:value-type="string" table:style-name="ce1">
            <text:p>Murata Electroni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30 C31 C32 C33 C34 C42 C43 C44 C45 C46 C47 C48 C49 C50 C51 C52 C53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.47uF</text:p>
          </table:table-cell>
          <table:table-cell office:value-type="string" table:style-name="ce1">
            <text:p>Capacitor_SMD:C_0402_1005Metric_Pad0.74x0.62mm_HandSolder</text:p>
          </table:table-cell>
          <table:table-cell office:value-type="string" table:style-name="ce1">
            <text:p>CAP CER 0.47UF 6.3V X5R 0402</text:p>
          </table:table-cell>
          <table:table-cell office:value-type="string" table:style-name="ce2">
            <text:p>C0402C474K9PACTU</text:p>
          </table:table-cell>
          <table:table-cell office:value-type="string" table:style-name="ce1">
            <text:p>KEM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6 C10 C22 C23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CAP CER 10UF 6.3V X7R 0805</text:p>
          </table:table-cell>
          <table:table-cell office:value-type="string" table:style-name="ce2">
            <text:p>GRM21BR70J106KA73L</text:p>
          </table:table-cell>
          <table:table-cell office:value-type="string" table:style-name="ce1">
            <text:p>Murata Electroni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7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7uF6.3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CAP CER 47UF 6.3V X5R 0805</text:p>
          </table:table-cell>
          <table:table-cell office:value-type="string" table:style-name="ce2">
            <text:p>CL21A476MQYNNNE</text:p>
          </table:table-cell>
          <table:table-cell office:value-type="string" table:style-name="ce1">
            <text:p>Samsung Electro-Mechani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8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CAP CER 10000PF 10V X7R 0603</text:p>
          </table:table-cell>
          <table:table-cell office:value-type="float" office:value="885012000000" table:style-name="ce2">
            <text:p>885012000000</text:p>
          </table:table-cell>
          <table:table-cell office:value-type="string" table:style-name="ce1">
            <text:p>WÃ¼rth Elektroni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1 D2 D3 D4 D5 D6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G_L29K-G2J1-24-Z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LED GREEN DIFFUSED 0603 SMD</text:p>
          </table:table-cell>
          <table:table-cell office:value-type="string" table:style-name="ce2">
            <text:p>LG L29K-G2J1-24-Z</text:p>
          </table:table-cell>
          <table:table-cell office:value-type="string" table:style-name="ce1">
            <text:p>OSRAM Opto Semiconductors In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1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F-MSMF050-2</text:p>
          </table:table-cell>
          <table:table-cell office:value-type="string" table:style-name="ce1">
            <text:p>Fuse:Fuse_1206_3216Metric</text:p>
          </table:table-cell>
          <table:table-cell office:value-type="string" table:style-name="ce1">
            <text:p>FUSE BOARD MOUNT 2A 63VDC 1206</text:p>
          </table:table-cell>
          <table:table-cell office:value-type="string" table:style-name="ce2">
            <text:p>ERB-RG2R00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 H2 H3 H4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untingHole</text:p>
          </table:table-cell>
          <table:table-cell office:value-type="string" table:style-name="ce1">
            <text:p>cerg:MH_4-40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J1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rget</text:p>
          </table:table-cell>
          <table:table-cell office:value-type="string" table:style-name="ce1">
            <text:p>Connector_IDC:IDC-Header_2x10_P2.54mm_Horizontal</text:p>
          </table:table-cell>
          <table:table-cell office:value-type="string" table:style-name="ce1">
            <text:p>CONN HEADER R/A 20POS 2.54MM</text:p>
          </table:table-cell>
          <table:table-cell office:value-type="float" office:value="61202021721" table:style-name="ce2">
            <text:p>61202021721</text:p>
          </table:table-cell>
          <table:table-cell office:value-type="string" table:style-name="ce1">
            <text:p>WÃ¼rth Elektroni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5 J10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Molex:Molex_KK-254_AE-6410-02A_1x02_P2.54mm_Vertical</text:p>
          </table:table-cell>
          <table:table-cell office:value-type="string" table:style-name="ce1">
            <text:p>CONN HEADER VERT 2POS 2.54MM</text:p>
          </table:table-cell>
          <table:table-cell office:value-type="float" office:value="22272021" table:style-name="ce2">
            <text:p>22272021</text:p>
          </table:table-cell>
          <table:table-cell office:value-type="string" table:style-name="ce1">
            <text:p>Mole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2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mod 2x6</text:p>
          </table:table-cell>
          <table:table-cell office:value-type="string" table:style-name="ce1">
            <text:p>Connector_PinHeader_2.54mm:PinHeader_2x06_P2.54mm_Horizontal</text:p>
          </table:table-cell>
          <table:table-cell office:value-type="string" table:style-name="ce1">
            <text:p>CONN HEADER R/A 12POS 2.54MM</text:p>
          </table:table-cell>
          <table:table-cell office:value-type="string" table:style-name="ce2">
            <text:p>PH2RA-12-UA</text:p>
          </table:table-cell>
          <table:table-cell office:value-type="string" table:style-name="ce1">
            <text:p>Adam Tec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3 J8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75-8</text:p>
          </table:table-cell>
          <table:table-cell office:value-type="string" table:style-name="ce1">
            <text:p>cerg:575-8</text:p>
          </table:table-cell>
          <table:table-cell office:value-type="string" table:style-name="ce1">
            <text:p>CONN BANANA JACK SOLDER</text:p>
          </table:table-cell>
          <table:table-cell office:value-type="string" table:style-name="ce2">
            <text:p>575-8</text:p>
          </table:table-cell>
          <table:table-cell office:value-type="string" table:style-name="ce1">
            <text:p>Keystone Electroni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4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itch</text:p>
          </table:table-cell>
          <table:table-cell office:value-type="string" table:style-name="ce1">
            <text:p>cerg:SMA-JOHNSON-142-0701-801</text:p>
          </table:table-cell>
          <table:table-cell office:value-type="string" table:style-name="ce1">
            <text:p>CONN SMA JACK STR 50OHM EDGE MNT</text:p>
          </table:table-cell>
          <table:table-cell office:value-type="string" table:style-name="ce2">
            <text:p>142-0701-801</text:p>
          </table:table-cell>
          <table:table-cell office:value-type="string" table:style-name="ce1">
            <text:p>Cinch Connectivity Solutions Johns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6 J9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asure</text:p>
          </table:table-cell>
          <table:table-cell office:value-type="string" table:style-name="ce1">
            <text:p>cerg:SMA-JOHNSON-142-0701-801</text:p>
          </table:table-cell>
          <table:table-cell office:value-type="string" table:style-name="ce1">
            <text:p>CONN SMA JACK STR 50OHM EDGE MNT</text:p>
          </table:table-cell>
          <table:table-cell office:value-type="string" table:style-name="ce2">
            <text:p>142-0701-801</text:p>
          </table:table-cell>
          <table:table-cell office:value-type="string" table:style-name="ce1">
            <text:p>Cinch Connectivity Solutions Johns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7<text:s/></text:p>
          </table:table-cell>
          <table:table-cell office:value-type="float" office:value="1" table:style-name="ce1">
            <text:p>1</text:p>
          </table:table-cell>
          <table:table-cell office:value-type="float" office:value="878321420" table:style-name="ce1">
            <text:p>878321420</text:p>
          </table:table-cell>
          <table:table-cell office:value-type="string" table:style-name="ce1">
            <text:p>cerg:PinHeader_2x7_P2mm_SMD</text:p>
          </table:table-cell>
          <table:table-cell office:value-type="string" table:style-name="ce1">
            <text:p>CONN HEADER SMD 14POS 2MM</text:p>
          </table:table-cell>
          <table:table-cell office:value-type="float" office:value="878321420" table:style-name="ce2">
            <text:p>878321420</text:p>
          </table:table-cell>
          <table:table-cell office:value-type="string" table:style-name="ce1">
            <text:p>Mole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P1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CONN HEADER VERT 3POS 2.54MM</text:p>
          </table:table-cell>
          <table:table-cell office:value-type="string" table:style-name="ce2">
            <text:p>77311-822-03LF</text:p>
          </table:table-cell>
          <table:table-cell office:value-type="string" table:style-name="ce1">
            <text:p>Amphenol ICC (FCI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P2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rProbe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CONN HEADER VERT 2POS 2.54MM</text:p>
          </table:table-cell>
          <table:table-cell office:value-type="string" table:style-name="ce2">
            <text:p>10129378-902001BLF</text:p>
          </table:table-cell>
          <table:table-cell office:value-type="string" table:style-name="ce1">
            <text:p>Amphenol ICC (FCI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P3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unt1R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CONN HEADER VERT 2POS 2.54MM</text:p>
          </table:table-cell>
          <table:table-cell office:value-type="string" table:style-name="ce2">
            <text:p>10129378-902001BLF</text:p>
          </table:table-cell>
          <table:table-cell office:value-type="string" table:style-name="ce1">
            <text:p>Amphenol ICC (FCI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P4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C3V3_3V3_SHUNT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CONN HEADER VERT 2POS 2.54MM</text:p>
          </table:table-cell>
          <table:table-cell office:value-type="string" table:style-name="ce2">
            <text:p>10129378-902001BLF</text:p>
          </table:table-cell>
          <table:table-cell office:value-type="string" table:style-name="ce1">
            <text:p>Amphenol ICC (FCI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P5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CONN HEADER VERT 2POS 2.54MM</text:p>
          </table:table-cell>
          <table:table-cell office:value-type="string" table:style-name="ce2">
            <text:p>10129378-902001BLF</text:p>
          </table:table-cell>
          <table:table-cell office:value-type="string" table:style-name="ce1">
            <text:p>Amphenol ICC (FCI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1 L2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k/500mA</text:p>
          </table:table-cell>
          <table:table-cell office:value-type="string" table:style-name="ce1">
            <text:p>Inductor_SMD:L_0603_1608Metric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L3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.5uH</text:p>
          </table:table-cell>
          <table:table-cell office:value-type="string" table:style-name="ce1">
            <text:p>cerg:L_SRN2012</text:p>
          </table:table-cell>
          <table:table-cell office:value-type="string" table:style-name="ce1">
            <text:p>FIXED IND 1.5UH 1.8A 108MOHM SMD</text:p>
          </table:table-cell>
          <table:table-cell office:value-type="string" table:style-name="ce2">
            <text:p>SRN2012-1R5M</text:p>
          </table:table-cell>
          <table:table-cell office:value-type="string" table:style-name="ce1">
            <text:p>Bourns In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4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.3uH</text:p>
          </table:table-cell>
          <table:table-cell office:value-type="string" table:style-name="ce1">
            <text:p>cerg:L_BRC2012</text:p>
          </table:table-cell>
          <table:table-cell office:value-type="string" table:style-name="ce1">
            <text:p>FIXED IND 3.3UH 870MA 221MOHM SM</text:p>
          </table:table-cell>
          <table:table-cell office:value-type="string" table:style-name="ce2">
            <text:p>BRC2012T3R3MD</text:p>
          </table:table-cell>
          <table:table-cell office:value-type="string" table:style-name="ce1">
            <text:p>Taiyo Yude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5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.2uH</text:p>
          </table:table-cell>
          <table:table-cell office:value-type="string" table:style-name="ce1">
            <text:p>cerg:L_SRN2012</text:p>
          </table:table-cell>
          <table:table-cell office:value-type="string" table:style-name="ce1">
            <text:p>FIXED IND 2.2UH 1.7A 170MOHM SMD</text:p>
          </table:table-cell>
          <table:table-cell office:value-type="string" table:style-name="ce2">
            <text:p>SRN2010-2R2M</text:p>
          </table:table-cell>
          <table:table-cell office:value-type="string" table:style-name="ce1">
            <text:p>Bourns In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1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DS9435A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MOSFET P-CH 30V 5.3A 8SOIC</text:p>
          </table:table-cell>
          <table:table-cell office:value-type="string" table:style-name="ce2">
            <text:p>FDS9435A</text:p>
          </table:table-cell>
          <table:table-cell office:value-type="string" table:style-name="ce1">
            <text:p>ON Semiconduct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2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BT3904DW1</text:p>
          </table:table-cell>
          <table:table-cell office:value-type="string" table:style-name="ce1">
            <text:p>Package_TO_SOT_SMD:SOT-363_SC-70-6</text:p>
          </table:table-cell>
          <table:table-cell office:value-type="string" table:style-name="ce1">
            <text:p>TRANS 2NPN 40V 0.2A SC88</text:p>
          </table:table-cell>
          <table:table-cell office:value-type="string" table:style-name="ce2">
            <text:p>MBT3904DW1T1G</text:p>
          </table:table-cell>
          <table:table-cell office:value-type="string" table:style-name="ce1">
            <text:p>ON Semiconduct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3 Q4 Q5 Q6 Q7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SS138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MOSFET N-CH 50V 220MA SOT23-3</text:p>
          </table:table-cell>
          <table:table-cell office:value-type="string" table:style-name="ce2">
            <text:p>BSS138</text:p>
          </table:table-cell>
          <table:table-cell office:value-type="string" table:style-name="ce1">
            <text:p>ON Semiconduct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R2 R3 R4 R5 R6 R13 R14 R15 R16 R17 R18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22 OHM 5% 1/10W 0603 SMD</text:p>
          </table:table-cell>
          <table:table-cell office:value-type="string" table:style-name="ce2">
            <text:p>ERJ-U03J220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1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1M OHM 5% 1/10W 0603</text:p>
          </table:table-cell>
          <table:table-cell office:value-type="string" table:style-name="ce2">
            <text:p>ERJ-3GEYJ105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2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100 OHM 5% 1/10W 0603 SMD</text:p>
          </table:table-cell>
          <table:table-cell office:value-type="string" table:style-name="ce2">
            <text:p>ERJ-U03J101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3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R1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RES 0.1 OHM 1% 3/4W 1206</text:p>
          </table:table-cell>
          <table:table-cell office:value-type="string" table:style-name="ce2">
            <text:p>KRL1632E-M-R100-F-T5</text:p>
          </table:table-cell>
          <table:table-cell office:value-type="string" table:style-name="ce1">
            <text:p>Susumu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4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9R9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49.9 OHM 1% 1/10W 0603</text:p>
          </table:table-cell>
          <table:table-cell office:value-type="string" table:style-name="ce2">
            <text:p>ERJ-3EKF49R9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7 R28 R56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3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33 OHM 0.5% 1/10W 0603</text:p>
          </table:table-cell>
          <table:table-cell office:value-type="string" table:style-name="ce2">
            <text:p>ERA-3AHD330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34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.48K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3.48K OHM 1% 1/10W 0603</text:p>
          </table:table-cell>
          <table:table-cell office:value-type="string" table:style-name="ce2">
            <text:p>ERJ-3EKF3481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36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K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1K OHM 0.5% 1/10W 0603</text:p>
          </table:table-cell>
          <table:table-cell office:value-type="string" table:style-name="ce2">
            <text:p>ERA-3AED102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38 R39 R40 R49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0K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100 KOHMS 0.5% 1/10W 0603</text:p>
          </table:table-cell>
          <table:table-cell office:value-type="string" table:style-name="ce2">
            <text:p>ERA-3AED104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5 R26 R31 R32 R33 R41 R52 R54 R55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4.7K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4.7K OHM 5% 1/10W 0603</text:p>
          </table:table-cell>
          <table:table-cell office:value-type="string" table:style-name="ce2">
            <text:p>ERJ-3GEYJ472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46 R47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0K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120K OHM 1% 1/10W 0603</text:p>
          </table:table-cell>
          <table:table-cell office:value-type="string" table:style-name="ce2">
            <text:p>ERJ-3EKF1203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48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7.6K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57.6K OHM 1% 1/10W 0603</text:p>
          </table:table-cell>
          <table:table-cell office:value-type="string" table:style-name="ce2">
            <text:p>ERJ-3EKF5762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50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0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806 OHM 1% 1/10W 0603</text:p>
          </table:table-cell>
          <table:table-cell office:value-type="string" table:style-name="ce2">
            <text:p>RC0603FR-07806RL</text:p>
          </table:table-cell>
          <table:table-cell office:value-type="string" table:style-name="ce1">
            <text:p>Yage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35 R42 R43 R44 R45 R51 R60 R61 R62 R63 R64 R65 R66 R68 R70 R71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0K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10K OHM 1% 1/10W 0603</text:p>
          </table:table-cell>
          <table:table-cell office:value-type="string" table:style-name="ce2">
            <text:p>ERJ-3EKF1002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57 R58 R59 R69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470 OHM 5% 1/10W 0603 SMD</text:p>
          </table:table-cell>
          <table:table-cell office:value-type="string" table:style-name="ce2">
            <text:p>ERJ-U03J471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9 R30 R37 R67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0 OHM JUMPER 1/10W 0603</text:p>
          </table:table-cell>
          <table:table-cell office:value-type="string" table:style-name="ce2">
            <text:p>RMCF0603ZT0R00</text:p>
          </table:table-cell>
          <table:table-cell office:value-type="string" table:style-name="ce1">
            <text:p>Stackpole Electronics Inc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7 R8 R9 R10 R11 R12 R19 R20 R53 R72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 SMD 200 OHM 0.5% 1/10W 0603</text:p>
          </table:table-cell>
          <table:table-cell office:value-type="string" table:style-name="ce2">
            <text:p>ERA-3AED201V</text:p>
          </table:table-cell>
          <table:table-cell office:value-type="string" table:style-name="ce1">
            <text:p>Panasonic Electronic Compon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S202011SCQN</text:p>
          </table:table-cell>
          <table:table-cell office:value-type="string" table:style-name="ce1">
            <text:p>cerg:Switch_Slide_JS202011SCQN</text:p>
          </table:table-cell>
          <table:table-cell office:value-type="string" table:style-name="ce1">
            <text:p>SWITCH SLIDE DPDT 300MA 6V</text:p>
          </table:table-cell>
          <table:table-cell office:value-type="string" table:style-name="ce2">
            <text:p>JS202011SCQN</text:p>
          </table:table-cell>
          <table:table-cell office:value-type="string" table:style-name="ce1">
            <text:p>C&amp;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 S4 S5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825910-6</text:p>
          </table:table-cell>
          <table:table-cell office:value-type="string" table:style-name="ce1">
            <text:p>cerg:Switch_Tactile_THT_6x6mm</text:p>
          </table:table-cell>
          <table:table-cell office:value-type="string" table:style-name="ce1">
            <text:p>SWITCH TACTILE SPST-NO 0.05A 24V</text:p>
          </table:table-cell>
          <table:table-cell office:value-type="string" table:style-name="ce2">
            <text:p>1825910-6</text:p>
          </table:table-cell>
          <table:table-cell office:value-type="string" table:style-name="ce1">
            <text:p>TE Connectivity ALCOSWITCH Switch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W1 SW2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W_DIP_x03</text:p>
          </table:table-cell>
          <table:table-cell office:value-type="string" table:style-name="ce1">
            <text:p>cerg:DS04-254-2-03BK-SMT</text:p>
          </table:table-cell>
          <table:table-cell office:value-type="string" table:style-name="ce1">
            <text:p>DIP SWITCH, SPST, 2.54 PITCH, FL</text:p>
          </table:table-cell>
          <table:table-cell office:value-type="string" table:style-name="ce2">
            <text:p>DS04-254-2-03BK-SMT</text:p>
          </table:table-cell>
          <table:table-cell office:value-type="string" table:style-name="ce1">
            <text:p>CUI De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P1 TP2 TP3 TP4 TP5 TP6 TP7<text:s/></text:p>
          </table:table-cell>
          <table:table-cell office:value-type="float" office:value="7" table:style-name="ce1">
            <text:p>7</text:p>
          </table:table-cell>
          <table:table-cell office:value-type="float" office:value="5281" table:style-name="ce1">
            <text:p>5281</text:p>
          </table:table-cell>
          <table:table-cell office:value-type="string" table:style-name="ce1">
            <text:p>cerg:5281</text:p>
          </table:table-cell>
          <table:table-cell office:value-type="string" table:style-name="ce1">
            <text:p>TEST POINT (BLACK) - MULTIPURPOS</text:p>
          </table:table-cell>
          <table:table-cell office:value-type="float" office:value="5281" table:style-name="ce2">
            <text:p>5281</text:p>
          </table:table-cell>
          <table:table-cell office:value-type="string" table:style-name="ce1">
            <text:p>Keystone Electroni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1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C7A12T-CSG325</text:p>
          </table:table-cell>
          <table:table-cell office:value-type="string" table:style-name="ce1">
            <text:p>Package_BGA:Xilinx_CSG325</text:p>
          </table:table-cell>
          <table:table-cell office:value-type="string" table:style-name="ce1">
            <text:p>IC FPGA 150 I/O 324CSBGA</text:p>
          </table:table-cell>
          <table:table-cell office:value-type="string" table:style-name="ce2">
            <text:p>XC7A12T-2CSG325I</text:p>
          </table:table-cell>
          <table:table-cell office:value-type="string" table:style-name="ce1">
            <text:p>Xilinx In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2 U3 U4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P3003-04ATG</text:p>
          </table:table-cell>
          <table:table-cell office:value-type="string" table:style-name="ce1">
            <text:p>Package_SO:MSOP-10_3x3mm_P0.5mm</text:p>
          </table:table-cell>
          <table:table-cell office:value-type="string" table:style-name="ce1">
            <text:p>TVS DIODE 6V 15V 10MSOP</text:p>
          </table:table-cell>
          <table:table-cell office:value-type="string" table:style-name="ce2">
            <text:p>SP3003-04ATG</text:p>
          </table:table-cell>
          <table:table-cell office:value-type="string" table:style-name="ce1">
            <text:p>Littelfuse In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5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A225</text:p>
          </table:table-cell>
          <table:table-cell office:value-type="string" table:style-name="ce1">
            <text:p>Package_SO:MSOP-8_3x3mm_P0.65mm</text:p>
          </table:table-cell>
          <table:table-cell office:value-type="string" table:style-name="ce1">
            <text:p>IC MONITOR PWR/CUR BIDIR 8VSSOP</text:p>
          </table:table-cell>
          <table:table-cell office:value-type="string" table:style-name="ce2">
            <text:p>INA225AIDGKT</text:p>
          </table:table-cell>
          <table:table-cell office:value-type="string" table:style-name="ce1">
            <text:p>Texas Instrum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6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GA2801</text:p>
          </table:table-cell>
          <table:table-cell office:value-type="string" table:style-name="ce1">
            <text:p>Package_TO_SOT_SMD:SOT-363_SC-70-6</text:p>
          </table:table-cell>
          <table:table-cell office:value-type="string" table:style-name="ce1">
            <text:p>IC RF AMP GP 0HZ-2.2GHZ 6TSSOP</text:p>
          </table:table-cell>
          <table:table-cell office:value-type="string" table:style-name="ce2">
            <text:p>BGA2801,115</text:p>
          </table:table-cell>
          <table:table-cell office:value-type="string" table:style-name="ce1">
            <text:p>NXP USA In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7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S3A5018DBQR</text:p>
          </table:table-cell>
          <table:table-cell office:value-type="string" table:style-name="ce1">
            <text:p>cerg:SSOP-16_4.0x5.0mm_P0.635mm</text:p>
          </table:table-cell>
          <table:table-cell office:value-type="string" table:style-name="ce1">
            <text:p>IC SWITCH QUAD SPDT 16SSOP</text:p>
          </table:table-cell>
          <table:table-cell office:value-type="string" table:style-name="ce2">
            <text:p>TS3A5018DBQR</text:p>
          </table:table-cell>
          <table:table-cell office:value-type="string" table:style-name="ce1">
            <text:p>Texas Instrum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8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TC3569EFE#PBF</text:p>
          </table:table-cell>
          <table:table-cell office:value-type="string" table:style-name="ce1">
            <text:p>cerg:TSSOP-16-1EP_W4.40mm</text:p>
          </table:table-cell>
          <table:table-cell office:value-type="string" table:style-name="ce1">
            <text:p>IC REG BUCK ADJ TRPL 16TSSOP</text:p>
          </table:table-cell>
          <table:table-cell office:value-type="string" table:style-name="ce2">
            <text:p>LTC3569EFE#PBF</text:p>
          </table:table-cell>
          <table:table-cell office:value-type="string" table:style-name="ce1">
            <text:p>Analog Devices In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9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25LP256D-JMLE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IC FLASH 256MBIT SPI/QUAD 16SOIC</text:p>
          </table:table-cell>
          <table:table-cell office:value-type="string" table:style-name="ce2">
            <text:p>IS25LP256D-JMLE</text:p>
          </table:table-cell>
          <table:table-cell office:value-type="string" table:style-name="ce1">
            <text:p>ISSI, Integrated Silicon Solution Inc</text:p>
          </table:table-cell>
          <table:table-cell table:number-columns-repeated="16377"/>
        </table:table-row>
        <table:table-row table:number-rows-repeated="10485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xwell</meta:initial-creator>
    <dc:creator>Maxwell</dc:creator>
    <meta:creation-date>2021-05-26T03:08:46Z</meta:creation-date>
    <dc:date>2021-05-26T03:11:40Z</dc:date>
  </office:meta>
</office:document-meta>
</file>